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48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1.76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solid" style:text-underline-width="auto" style:text-underline-color="font-color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I24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 table:number-columns-spanned="9" table:number-rows-spanned="1">
            <text:p>送 <text:s text:c="3"/>貨 <text:s text:c="3"/>單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>
            <text:p>  <text:span text:style-name="T1">年</text:span><text:span text:style-name="T2">    </text:span><text:span text:style-name="T3">月</text:span><text:span text:style-name="T2">    </text:span><text:span text:style-name="T3">日</text:span><text:span text:style-name="T2">                                                                                                       No.</text:span><text:span text:style-name="T4">       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 <text:span text:style-name="T1">客戶：</text:span><text:span text:style-name="T2">                               </text:span><text:span text:style-name="T3">地址：</text:span><text:span text:style-name="T2">                                                                 </text:span><text:span text:style-name="T3">電話：</text:span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品<text:span text:style-name="T5">      </text:span><text:span text:style-name="T3">名</text:span></text:p>
          </table:table-cell>
          <table:table-cell table:style-name="ce10" office:value-type="string" calcext:value-type="string">
            <text:p>規<text:span text:style-name="T5">  </text:span><text:span text:style-name="T3">格</text:span></text:p>
          </table:table-cell>
          <table:table-cell table:style-name="ce10" office:value-type="string" calcext:value-type="string">
            <text:p>數<text:span text:style-name="T5">  </text:span><text:span text:style-name="T3">量</text:span></text:p>
          </table:table-cell>
          <table:table-cell table:style-name="ce3" office:value-type="string" calcext:value-type="string" table:number-columns-spanned="2" table:number-rows-spanned="1">
            <text:p>單<text:span text:style-name="T5">  </text:span><text:span text:style-name="T3">價</text:span></text:p>
          </table:table-cell>
          <table:covered-table-cell table:style-name="ce10"/>
          <table:table-cell table:style-name="ce3" office:value-type="string" calcext:value-type="string" table:number-columns-spanned="3" table:number-rows-spanned="1">
            <text:p>金<text:span text:style-name="T5">  </text:span><text:span text:style-name="T3">額</text:span></text:p>
          </table:table-cell>
          <table:covered-table-cell table:style-name="ce31"/>
          <table:covered-table-cell table:style-name="ce10"/>
          <table:table-cell table:style-name="ce10" office:value-type="string" calcext:value-type="string">
            <text:p>備<text:span text:style-name="T5">  </text:span><text:span text:style-name="T3">註</text:span></text:p>
          </table:table-cell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6]*[.C6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7]*[.C7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8]*[.C8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9]*[.C9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10]*[.C10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11]*[.C11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12]*[.C12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13]*[.C13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14]*[.C14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15]*[.C15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16]*[.C16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17]*[.C17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D18]*[.C18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9" table:number-rows-spanned="1">
            <text:p>    <text:span text:style-name="T1">合</text:span><text:span text:style-name="T2">  </text:span><text:span text:style-name="T3">計</text:span><text:span text:style-name="T2">  </text:span><text:span text:style-name="T3">新</text:span><text:span text:style-name="T2">  </text:span><text:span text:style-name="T3">台</text:span><text:span text:style-name="T2">  </text:span><text:span text:style-name="T3">幣</text:span><text:span text:style-name="T2">      </text:span><text:span text:style-name="T3">萬</text:span><text:span text:style-name="T2">      </text:span><text:span text:style-name="T3">仟</text:span><text:span text:style-name="T2">      </text:span><text:span text:style-name="T3">佰</text:span><text:span text:style-name="T2">      </text:span><text:span text:style-name="T3">拾</text:span><text:span text:style-name="T2">      </text:span><text:span text:style-name="T3">元正</text:span></text:p>
          </table:table-cell>
          <table:covered-table-cell table:number-columns-repeated="7" table:style-name="ce12"/>
          <table:covered-table-cell table:style-name="ce16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3" table:number-rows-spanned="1">
            <text:p> <text:span text:style-name="T1">發票號碼：</text:span></text:p>
          </table:table-cell>
          <table:covered-table-cell table:style-name="ce12"/>
          <table:covered-table-cell table:style-name="ce16"/>
          <table:table-cell table:style-name="ce21" office:value-type="string" calcext:value-type="string" table:number-columns-spanned="1" table:number-rows-spanned="5">
            <text:p>經<text:span text:style-name="T5"> </text:span><text:span text:style-name="T3">辦</text:span><text:span text:style-name="T2"> </text:span><text:span text:style-name="T3">人</text:span></text:p>
          </table:table-cell>
          <table:table-cell table:style-name="ce25" table:number-columns-spanned="2" table:number-rows-spanned="5"/>
          <table:covered-table-cell table:style-name="ce28"/>
          <table:table-cell table:style-name="ce21" office:value-type="string" calcext:value-type="string" table:number-columns-spanned="1" table:number-rows-spanned="5">
            <text:p>客<text:span text:style-name="T5"> </text:span><text:span text:style-name="T3">戶</text:span><text:span text:style-name="T2"> </text:span><text:span text:style-name="T3">簽</text:span><text:span text:style-name="T2"> </text:span><text:span text:style-name="T3">章</text:span></text:p>
          </table:table-cell>
          <table:table-cell table:style-name="ce25" table:number-columns-spanned="2" table:number-rows-spanned="5"/>
          <table:covered-table-cell table:style-name="ce28"/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3" table:number-rows-spanned="1">
            <text:p>本交易在貨款未付清或票據未兌現償付之前</text:p>
          </table:table-cell>
          <table:covered-table-cell table:style-name="ce13"/>
          <table:covered-table-cell table:style-name="ce17"/>
          <table:covered-table-cell table:style-name="ce22"/>
          <table:covered-table-cell table:style-name="ce26"/>
          <table:covered-table-cell table:style-name="ce29"/>
          <table:covered-table-cell table:style-name="ce22"/>
          <table:covered-table-cell table:style-name="ce26"/>
          <table:covered-table-cell table:style-name="ce2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3" table:number-rows-spanned="1">
            <text:p>，貨物的所有權仍歸屬本單位所有，接受人</text:p>
          </table:table-cell>
          <table:covered-table-cell table:style-name="ce14"/>
          <table:covered-table-cell table:style-name="ce18"/>
          <table:covered-table-cell table:style-name="ce22"/>
          <table:covered-table-cell table:style-name="ce26"/>
          <table:covered-table-cell table:style-name="ce29"/>
          <table:covered-table-cell table:style-name="ce22"/>
          <table:covered-table-cell table:style-name="ce26"/>
          <table:covered-table-cell table:style-name="ce2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3" table:number-rows-spanned="1">
            <text:p>絕無異議，本單位無須經法律程序隨時取回</text:p>
          </table:table-cell>
          <table:covered-table-cell table:style-name="ce14"/>
          <table:covered-table-cell table:style-name="ce18"/>
          <table:covered-table-cell table:style-name="ce22"/>
          <table:covered-table-cell table:style-name="ce26"/>
          <table:covered-table-cell table:style-name="ce29"/>
          <table:covered-table-cell table:style-name="ce22"/>
          <table:covered-table-cell table:style-name="ce26"/>
          <table:covered-table-cell table:style-name="ce29"/>
          <table:table-cell table:number-columns-repeated="1015"/>
        </table:table-row>
        <table:table-row table:style-name="ro4">
          <table:table-cell table:style-name="ce8" office:value-type="string" calcext:value-type="string" table:number-columns-spanned="3" table:number-rows-spanned="1">
            <text:p>本貨物或代替物清償。</text:p>
          </table:table-cell>
          <table:covered-table-cell table:style-name="ce15"/>
          <table:covered-table-cell table:style-name="ce19"/>
          <table:covered-table-cell table:style-name="ce23"/>
          <table:covered-table-cell table:style-name="ce27"/>
          <table:covered-table-cell table:style-name="ce30"/>
          <table:covered-table-cell table:style-name="ce23"/>
          <table:covered-table-cell table:style-name="ce27"/>
          <table:covered-table-cell table:style-name="ce30"/>
          <table:table-cell table:number-columns-repeated="1015"/>
        </table:table-row>
        <table:table-row table:style-name="ro2">
          <table:table-cell table:style-name="ce9" table:number-columns-repeated="9"/>
          <table:table-cell table:number-columns-repeated="1015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6:09.19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14:39</meta:creation-date>
    <dc:date>2017-01-17T17:00:36.267000000</dc:date>
    <meta:print-date>1993-02-17T14:21:27</meta:print-date>
    <meta:editing-duration>PT6M39S</meta:editing-duration>
    <meta:editing-cycles>2</meta:editing-cycles>
    <meta:generator>LibreOffice/5.1.1.3$Windows_x86 LibreOffice_project/89f508ef3ecebd2cfb8e1def0f0ba9a803b88a6d</meta:generator>
    <meta:document-statistic meta:table-count="3" meta:cell-count="30" meta:object-count="0"/>
  </office:meta>
</office:document-meta>
</file>